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7cm" table:align="left" style:shadow="none"/>
    </style:style>
    <style:style style:name="Table1.A" style:family="table-column">
      <style:table-column-properties style:column-width="3.641cm"/>
    </style:style>
    <style:style style:name="Table1.B" style:family="table-column">
      <style:table-column-properties style:column-width="4.131cm"/>
    </style:style>
    <style:style style:name="Table1.C" style:family="table-column">
      <style:table-column-properties style:column-width="4.172cm"/>
    </style:style>
    <style:style style:name="Table1.D" style:family="table-column">
      <style:table-column-properties style:column-width="3.542cm"/>
    </style:style>
    <style:style style:name="Table1.E" style:family="table-column">
      <style:table-column-properties style:column-width="3.131cm"/>
    </style:style>
    <style:style style:name="Table1.F" style:family="table-column">
      <style:table-column-properties style:column-width="3.027cm"/>
    </style:style>
    <style:style style:name="Table1.G" style:family="table-column">
      <style:table-column-properties style:column-width="3.022cm"/>
    </style:style>
    <style:style style:name="Table1.H" style:family="table-column">
      <style:table-column-properties style:column-width="3.036cm"/>
    </style:style>
    <style:style style:name="Table1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le1.H1" style:family="table-cell">
      <style:table-cell-properties style:vertical-align="middle" fo:padding="0.049cm" fo:border="0.002cm solid #000000"/>
    </style:style>
    <style:style style:name="Table1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le1.H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2023-24 (Advent) Programming Frameworks and Languages (U14465) – Assignment 2 – Technical Report - Marking Rubric</text:h>
      <text:p text:style-name="Text_20_body">From level6 guidance <text:a xlink:type="simple" xlink:href="https://www.canterbury.ac.uk/quality-and-standards-office/assessment-criteria.aspx" text:style-name="Internet_20_link" text:visited-style-name="Visited_20_Internet_20_Link">https://www.canterbury.ac.uk/quality-and-standards-office/assessment-criteria.aspx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Table_20_Heading">100-80: Excellent</text:p>
            </table:table-cell>
            <table:table-cell table:style-name="Table1.A1" office:value-type="string">
              <text:p text:style-name="Table_20_Heading">79-70: Very good</text:p>
            </table:table-cell>
            <table:table-cell table:style-name="Table1.A1" office:value-type="string">
              <text:p text:style-name="Table_20_Heading">69-60: Good</text:p>
            </table:table-cell>
            <table:table-cell table:style-name="Table1.A1" office:value-type="string">
              <text:p text:style-name="Table_20_Heading">59-50: Sound</text:p>
            </table:table-cell>
            <table:table-cell table:style-name="Table1.A1" office:value-type="string">
              <text:p text:style-name="Table_20_Heading">49-40: Satisfactory</text:p>
            </table:table-cell>
            <table:table-cell table:style-name="Table1.A1" office:value-type="string">
              <text:p text:style-name="Table_20_Heading">39-20: Fail</text:p>
            </table:table-cell>
            <table:table-cell table:style-name="Table1.H1" office:value-type="string">
              <text:p text:style-name="Table_20_Heading">19-0: Fail</text:p>
            </table:table-cell>
          </table:table-row>
        </table:table-header-rows>
        <table:table-row>
          <table:table-cell table:style-name="Table1.A2" office:value-type="string">
            <text:p text:style-name="Table_20_Contents">Knowledge and application of subject and theories<text:line-break/>(Are you aware of what the features of the frameworks and the languages are?)</text:p>
          </table:table-cell>
          <table:table-cell table:style-name="Table1.A2" office:value-type="string">
            <text:p text:style-name="Table_20_Contents">Knowledge and understanding of theory are exceptionally detailed and beyond what has been taught. <text:line-break/>Appreciation of the limits of subject-specific theories demonstrated throughout the work. <text:line-break/>Approach to assessment task is clearly, appropriately, and consistently theoretically informed.</text:p>
          </table:table-cell>
          <table:table-cell table:style-name="Table1.A2" office:value-type="string">
            <text:p text:style-name="Table_20_Contents">Demonstrates an extensive, sophisticated, accurate, systematic theoretical understanding of the subject and a wide range of key theories.<text:line-break/>Appropriately selected theoretical knowledge is synergised into the overall assessment task with some appreciation of the limits of subject specific theories.</text:p>
          </table:table-cell>
          <table:table-cell table:style-name="Table1.A2" office:value-type="string">
            <text:p text:style-name="Table_20_Contents">Shows a sophisticated systematic and accurate understanding of key subject-specific theories, which are appropriately integrated within the context of the assessment task.</text:p>
          </table:table-cell>
          <table:table-cell table:style-name="Table1.A2" office:value-type="string">
            <text:p text:style-name="Table_20_Contents">Sound descriptive knowledge of key theories with appropriate application; sometimes balanced towards the descriptive rather than the critical or analytical.</text:p>
          </table:table-cell>
          <table:table-cell table:style-name="Table1.A2" office:value-type="string">
            <text:p text:style-name="Table_20_Contents">Selection of theory is satisfactory, and terminology, facts and concepts are handled accurately, but application and/or understanding is generalised.</text:p>
          </table:table-cell>
          <table:table-cell table:style-name="Table1.A2" office:value-type="string">
            <text:p text:style-name="Table_20_Contents">In this assignment some of the theories presented are not appropriate. Terminology, facts, and concepts are presented inaccurately and/or with omissions in key areas. The application and/or understanding demonstrated is limited.</text:p>
          </table:table-cell>
          <table:table-cell table:style-name="Table1.H2" office:value-type="string">
            <text:p text:style-name="Table_20_Contents">In this assignment there is a lack of relevant subject-specific theory.</text:p>
          </table:table-cell>
        </table:table-row>
        <table:table-row>
          <table:table-cell table:style-name="Table1.A2" office:value-type="string">
            <text:p text:style-name="Table_20_Contents">Conclusions<text:line-break/>(Can you identify the benefit/purpose/reason-the-feature-was created)</text:p>
          </table:table-cell>
          <table:table-cell table:style-name="Table1.A2" office:value-type="string">
            <text:p text:style-name="Table_20_Contents">Conclusions coherent, exceptionally well developed and show considerable originality. They form an integrated part of well-substantiated overall arguments and/or discussion, reflecting commanding grasp of a wide range of theory and/or evidence and/or literature and appropriate forms of conceptualisation. Demonstrates very sophisticated critical insight and interpretation of complex matters and ideas.</text:p>
          </table:table-cell>
          <table:table-cell table:style-name="Table1.A2" office:value-type="string">
            <text:p text:style-name="Table_20_Contents">Conclusions coherent, well developed, analytical, and show sophisticated insight. They are systematic and thoroughly grounded in a wide range of theory and/or evidence and/or literature and use appropriate forms of conceptualisation, forming an integrated part of well-substantiated overall arguments and/or discussion. Demonstrates sophisticated critical insight and interpretation of complex matters and ideas.</text:p>
          </table:table-cell>
          <table:table-cell table:style-name="Table1.A2" office:value-type="string">
            <text:p text:style-name="Table_20_Contents">Conclusions show development and critical insight and relate clearly and logically to substantiated arguments based on a wide range of sources of evidence and/or theory and/or literature. A range of views and information are critically evaluated and synthesised and there is thorough, perceptive interpretation of complex matters and ideas.</text:p>
          </table:table-cell>
          <table:table-cell table:style-name="Table1.A2" office:value-type="string">
            <text:p text:style-name="Table_20_Contents">Logical and evidenced conclusions are drawn from evaluation of a range of sources of evidence and/or theory and/or literature. Shows the ability to consider and evaluate a range of views and to explain complex matters and ideas consistently and clearly.</text:p>
          </table:table-cell>
          <table:table-cell table:style-name="Table1.A2" office:value-type="string">
            <text:p text:style-name="Table_20_Contents">Adequate conclusions are drawn which are derived from understanding of evidence and/or theory and/or literature. Shows the ability to consider alternative views and explain complex matters and ideas.</text:p>
          </table:table-cell>
          <table:table-cell table:style-name="Table1.A2" office:value-type="string">
            <text:p text:style-name="Table_20_Contents">The work demonstrates limited or inaccurate understanding of the evidence and does not draw together arguments effectively.</text:p>
          </table:table-cell>
          <table:table-cell table:style-name="Table1.H2" office:value-type="string">
            <text:p text:style-name="Table_20_Contents">The work either lacks a conclusion or presents an unsubstantiated and/or invalid conclusion.</text:p>
          </table:table-cell>
        </table:table-row>
        <table:table-row>
          <table:table-cell table:style-name="Table1.A2" office:value-type="string">
            <text:p text:style-name="Table_20_Contents">Referencing<text:line-break/>(references to feature/language documentation and any additional sources that contributed to your opinion/conclusions/understanding)</text:p>
          </table:table-cell>
          <table:table-cell table:style-name="Table1.A2" office:value-type="string">
            <text:p text:style-name="Table_20_Contents">Sources used are acknowledged in the text and reference list and used perceptively to support discussion. Referencing follows a systematic approach, appropriate to the discipline. All elements of individual references are present.</text:p>
          </table:table-cell>
          <table:table-cell table:style-name="Table1.A2" office:value-type="string">
            <text:p text:style-name="Table_20_Contents">Sources used are acknowledged in the text and reference list and used fluently to support discussion. Referencing follows a systematic approach, appropriate to the discipline. All elements of individual references are present.</text:p>
          </table:table-cell>
          <table:table-cell table:style-name="Table1.A2" office:value-type="string">
            <text:p text:style-name="Table_20_Contents">Sources used are acknowledged in the text and reference list and used to support discussion. Referencing follows a systematic approach, appropriate to the discipline. All elements of individual references are present.</text:p>
          </table:table-cell>
          <table:table-cell table:style-name="Table1.A2" office:value-type="string">
            <text:p text:style-name="Table_20_Contents">Sources used are acknowledged in the text and reference list. Referencing follows a systematic approach, appropriate to the discipline. Most elements of individual references are present.</text:p>
          </table:table-cell>
          <table:table-cell table:style-name="Table1.A2" office:value-type="string">
            <text:p text:style-name="Table_20_Contents">Sources of information acknowledged but integration between text and reference list is mainly effective. Attempts to follow systematic approach, appropriate to the discipline. Elements of individual references are generally complete.</text:p>
          </table:table-cell>
          <table:table-cell table:style-name="Table1.A2" office:value-type="string">
            <text:p text:style-name="Table_20_Contents">Some sources of information are acknowledged here but links between text and reference list are unclear. Referencing does not follow a systematic approach. Elements of individual references are incomplete and/or absent.</text:p>
          </table:table-cell>
          <table:table-cell table:style-name="Table1.H2" office:value-type="string">
            <text:p text:style-name="Table_20_Contents">Little or no acknowledgement of sources of information in text and/or reference list in this submission.</text:p>
          </table:table-cell>
        </table:table-row>
        <table:table-row>
          <table:table-cell table:style-name="Table1.A2" office:value-type="string">
            <text:p text:style-name="Table_20_Contents">Communication and presentation (appropriate to discipline)<text:line-break/>(Use of domain specific technical language/terminology)</text:p>
          </table:table-cell>
          <table:table-cell table:style-name="Table1.A2" office:value-type="string">
            <text:p text:style-name="Table_20_Contents">Exceptional communication which demonstrates a comprehensive, sophisticated, 'and full understanding of the discipline.</text:p>
          </table:table-cell>
          <table:table-cell table:style-name="Table1.A2" office:value-type="string">
            <text:p text:style-name="Table_20_Contents">Accomplished communication which demonstrates a comprehensive understanding of the discipline.</text:p>
          </table:table-cell>
          <table:table-cell table:style-name="Table1.A2" office:value-type="string">
            <text:p text:style-name="Table_20_Contents">Very good and thorough communication in a format appropriate to the discipline.</text:p>
          </table:table-cell>
          <table:table-cell table:style-name="Table1.A2" office:value-type="string">
            <text:p text:style-name="Table_20_Contents">Effective communication in a format appropriate to the discipline.</text:p>
          </table:table-cell>
          <table:table-cell table:style-name="Table1.A2" office:value-type="string">
            <text:p text:style-name="Table_20_Contents">Clear communication and evidence of awareness of the discipline’s academic style.</text:p>
          </table:table-cell>
          <table:table-cell table:style-name="Table1.A2" office:value-type="string">
            <text:p text:style-name="Table_20_Contents">Here the communication is unstructured and unfocused and/or in a format inappropriate to the discipline.</text:p>
          </table:table-cell>
          <table:table-cell table:style-name="Table1.H2" office:value-type="string">
            <text:p text:style-name="Table_20_Contents">Here the communication is disorganised and/or incoherent and/or does not show understanding of the discipline’s academic styl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0pt" fo:font-weight="bold" style:font-size-asian="115%" style:font-weight-asian="bold" style:font-size-complex="115%" style:font-weight-complex="normal"/>
    </style:style>
    <style:style style:name="Table" style:family="paragraph" style:parent-style-name="Caption" style:class="extra">
      <style:paragraph-properties fo:padding="0.049cm" fo:border="0.035cm solid #000000" style:shadow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23-08-29T13:12:46.31</meta:creation-date>
    <meta:document-statistic meta:table-count="1" meta:image-count="0" meta:object-count="0" meta:page-count="1" meta:paragraph-count="41" meta:word-count="801" meta:character-count="6042"/>
    <dc:date>2023-08-29T13:19:21.83</dc:date>
    <dc:creator>Allan Callaghan</dc:creator>
    <meta:editing-duration>PT6M38S</meta:editing-duration>
    <meta:editing-cycles>1</meta:editing-cycles>
    <meta:generator>OpenOffice/4.1.14$Win32 OpenOffice.org_project/4114m1$Build-9811</meta:generator>
  </office:meta>
</office:document-meta>
</file>